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ec82" officeooo:paragraph-rsid="0004ec82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ff3e" officeooo:paragraph-rsid="0009ff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ff3e" officeooo:paragraph-rsid="000da56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5122" officeooo:paragraph-rsid="000c512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a56f" officeooo:paragraph-rsid="000da56f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5fc0c" officeooo:paragraph-rsid="0005fc0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60817" officeooo:paragraph-rsid="00060817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da56f" officeooo:paragraph-rsid="000da56f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4ec82" officeooo:paragraph-rsid="0004ec8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5fc0c" officeooo:paragraph-rsid="0005fc0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5fc0c" officeooo:paragraph-rsid="0007e0e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60817" officeooo:paragraph-rsid="0006081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7e0e4" officeooo:paragraph-rsid="0007e0e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8e5cd" officeooo:paragraph-rsid="0008e5c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a8e04" officeooo:paragraph-rsid="0005fc0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a8e04" officeooo:paragraph-rsid="000da56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c5122" officeooo:paragraph-rsid="000c512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da56f" officeooo:paragraph-rsid="000da56f" style:font-weight-asian="normal" style:font-weight-complex="normal"/>
    </style:style>
    <style:style style:name="P19" style:family="paragraph" style:parent-style-name="Standard">
      <style:text-properties officeooo:paragraph-rsid="0005fc0c"/>
    </style:style>
    <style:style style:name="P20" style:family="paragraph" style:parent-style-name="Standard">
      <style:text-properties fo:font-style="normal" style:text-underline-style="none" fo:font-weight="normal" officeooo:rsid="000a8e04" officeooo:paragraph-rsid="000a8e0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a8e04" officeooo:paragraph-rsid="000da56f" style:font-style-asian="normal" style:font-weight-asian="normal" style:font-style-complex="normal" style:font-weight-complex="normal"/>
    </style:style>
    <style:style style:name="T1" style:family="text">
      <style:text-properties officeooo:rsid="00060817"/>
    </style:style>
    <style:style style:name="T2" style:family="text">
      <style:text-properties style:text-underline-style="none" fo:font-weight="normal" officeooo:rsid="0005fc0c" style:font-weight-asian="normal" style:font-weight-complex="normal"/>
    </style:style>
    <style:style style:name="T3" style:family="text">
      <style:text-properties style:text-underline-style="none" fo:font-weight="normal" officeooo:rsid="00060817" style:font-weight-asian="normal" style:font-weight-complex="normal"/>
    </style:style>
    <style:style style:name="T4" style:family="text">
      <style:text-properties style:text-underline-style="none" fo:font-weight="normal" officeooo:rsid="0007e0e4" style:font-weight-asian="normal" style:font-weight-complex="normal"/>
    </style:style>
    <style:style style:name="T5" style:family="text">
      <style:text-properties officeooo:rsid="0007e0e4"/>
    </style:style>
    <style:style style:name="T6" style:family="text">
      <style:text-properties officeooo:rsid="000a8e04"/>
    </style:style>
    <style:style style:name="T7" style:family="text">
      <style:text-properties officeooo:rsid="000da5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gle leg take down (Giancarlo Bodoni, <text:span text:style-name="T1">Lucas Lepri</text:span>)</text:p>
      <text:p text:style-name="P9"/>
      <text:p text:style-name="P10">1. Break opponents grip</text:p>
      <text:p text:style-name="P10">2. Two-on-one on opponents arm (strong grip on biceps and stron pull)</text:p>
      <text:p text:style-name="P10">3. Snatch opponents leg as they pulls back (Gable grip to protect wrist)</text:p>
      <text:p text:style-name="P13">4. Switch one grip around opponents back</text:p>
      <text:p text:style-name="P19"><text:span text:style-name="T4">5</text:span><text:span text:style-name="T2">. </text:span><text:span text:style-name="T3">Drop </text:span><text:span text:style-name="T4">your</text:span><text:span text:style-name="T3"> inside knee </text:span><text:span text:style-name="T4">and base out</text:span><text:span text:style-name="T3"> (or lock his back leg with your forward leg </text:span><text:span text:style-name="T4">if u can</text:span><text:span text:style-name="T3">)</text:span></text:p>
      <text:p text:style-name="P10"/>
      <text:p text:style-name="P10">If 2. doesn‘t work because opponent put elbow on your neck:</text:p>
      <text:p text:style-name="P10">3. Push elbow by and drop your opposite knie on the ground</text:p>
      <text:p text:style-name="P13">4. Switch one grip around opponents back</text:p>
      <text:p text:style-name="P11"><text:span text:style-name="T5">5</text:span>. <text:span text:style-name="T1">Drop </text:span><text:span text:style-name="T5">your</text:span><text:span text:style-name="T1"> inside knee </text:span><text:span text:style-name="T5">and base out</text:span><text:span text:style-name="T1"> (or lock his back leg with your forward leg </text:span><text:span text:style-name="T5">if u can</text:span><text:span text:style-name="T1">)</text:span></text:p>
      <text:p text:style-name="P10"/>
      <text:p text:style-name="P6">Principles:</text:p>
      <text:p text:style-name="P10"/>
      <text:p text:style-name="P10">Constant driving force (keep your opponent always hopping)</text:p>
      <text:p text:style-name="P14">Minimize space in between (head close to opponent → no chance for guillotine)</text:p>
      <text:p text:style-name="P10"/>
      <text:p text:style-name="P10"/>
      <text:p text:style-name="P7">Links:</text:p>
      <text:p text:style-name="P12"/>
      <text:p text:style-name="P12"><text:a xlink:type="simple" xlink:href="https://www.youtube.com/watch?v=k2nVWGAr3aY" text:style-name="Internet_20_link" text:visited-style-name="Visited_20_Internet_20_Link">https://www.youtube.com/watch?v=k2nVWGAr3aY</text:a></text:p>
      <text:p text:style-name="P12"><text:a xlink:type="simple" xlink:href="https://www.youtube.com/watch?v=SIirdtXkaHo" text:style-name="Internet_20_link" text:visited-style-name="Visited_20_Internet_20_Link">https://www.youtube.com/watch?v=SIirdtXkaHo</text:a> (first 6 mins)</text:p>
      <text:p text:style-name="P15"/>
      <text:p text:style-name="P3">Side control <text:span text:style-name="T6">principles:</text:span></text:p>
      <text:p text:style-name="P3"/>
      <text:p text:style-name="P21">1. Block opponents hips</text:p>
      <text:p text:style-name="P16">2. Keep opponents back flat (twist their face with your shoulder)</text:p>
      <text:p text:style-name="P10"/>
      <text:p text:style-name="P4">Kimura from side control</text:p>
      <text:p text:style-name="P10"/>
      <text:p text:style-name="P17">Kimura grip</text:p>
      <text:p text:style-name="P17">Bring your hip over opponents shoulder </text:p>
      <text:p text:style-name="P17">Turn <text:span text:style-name="T7">in over the opponents hand, </text:span>rotate your hips, backstep, tripod</text:p>
      <text:p text:style-name="P17">Sweep your bottom knee under opponents head and step across center line (head)</text:p>
      <text:p text:style-name="P17">Elbow to elbow</text:p>
      <text:p text:style-name="P17">Pull the elbow</text:p>
      <text:p text:style-name="P17"/>
      <text:p text:style-name="P8">Principles:</text:p>
      <text:p text:style-name="P18"/>
      <text:p text:style-name="P18">Push and pull forces (more pull rather than push to do the Kimura from side control)</text:p>
      <text:p text:style-name="P18"/>
      <text:p text:style-name="P5">Links:</text:p>
      <text:p text:style-name="P5"/>
      <text:p text:style-name="P18"><text:a xlink:type="simple" xlink:href="https://www.youtube.com/watch?v=p-6lmaseoGI" text:style-name="Internet_20_link" text:visited-style-name="Visited_20_Internet_20_Link">https://www.youtube.com/watch?v=p-6lmaseoGI</text:a></text:p>
      <text:p text:style-name="P18"/>
      <text:p text:style-name="P17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itrij Tschodu </meta:initial-creator>
    <meta:creation-date>2021-07-07T14:09:43.808585228</meta:creation-date>
    <meta:generator>LibreOffice/6.4.6.2$Linux_X86_64 LibreOffice_project/40$Build-2</meta:generator>
    <dc:date>2021-07-07T15:54:35.364109785</dc:date>
    <dc:creator>Dimitrij Tschodu </dc:creator>
    <meta:editing-duration>PT32M10S</meta:editing-duration>
    <meta:editing-cycles>4</meta:editing-cycles>
    <meta:document-statistic meta:table-count="0" meta:image-count="0" meta:object-count="0" meta:page-count="1" meta:paragraph-count="30" meta:word-count="221" meta:character-count="1351" meta:non-whitespace-character-count="1159"/>
  </office:meta>
</office:document-meta>
</file>